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fo:text-align="start" style:justify-single-word="false"/>
    </style:style>
    <style:style style:name="P2" style:family="paragraph" style:parent-style-name="Standard" style:master-page-name="Standard">
      <style:paragraph-properties fo:margin-top="0cm" fo:margin-bottom="0.353cm" style:contextual-spacing="false" fo:line-height="115%" fo:text-align="center" style:justify-single-word="false" style:page-number="auto"/>
    </style:style>
    <style:style style:name="T1" style:family="text">
      <style:text-properties style:font-name="Calibri" fo:font-size="16pt" fo:font-weight="bold" style:font-size-asian="16pt" style:font-weight-asian="bold" style:font-name-complex="Calibri1"/>
    </style:style>
    <style:style style:name="T2" style:family="text">
      <style:text-properties style:font-name="Calibri" fo:font-size="11pt" fo:font-weight="bold" style:font-size-asian="11pt" style:font-weight-asian="bold" style:font-name-complex="Calibri1"/>
    </style:style>
    <style:style style:name="T3" style:family="text">
      <style:text-properties style:font-name="Calibri" fo:font-size="11pt" fo:font-weight="normal" style:font-size-asian="11pt" style:font-weight-asian="normal" style:font-name-complex="Calibri1"/>
    </style:style>
    <style:style style:name="T4" style:family="text">
      <style:text-properties style:font-name="Calibri" fo:font-size="11pt" fo:font-weight="normal" officeooo:rsid="000acb29" style:font-size-asian="11pt" style:font-weight-asian="normal" style:font-name-complex="Calibri1"/>
    </style:style>
    <style:style style:name="T5" style:family="text">
      <style:text-properties style:font-name="Calibri" fo:font-size="11pt" style:text-underline-style="solid" style:text-underline-width="auto" style:text-underline-color="font-color" fo:font-weight="bold" style:font-size-asian="11pt" style:font-weight-asian="bold" style:font-name-complex="Calibri1"/>
    </style:style>
    <style:style style:name="T6" style:family="text">
      <style:text-properties style:font-name="Calibri" fo:font-size="11pt" style:text-underline-style="solid" style:text-underline-width="auto" style:text-underline-color="font-color" fo:font-weight="bold" style:font-size-asian="11pt" style:font-weight-asian="bold" style:font-name-complex="Calibri1" style:font-weight-complex="bold"/>
    </style:style>
    <style:style style:name="T7" style:family="text">
      <style:text-properties style:font-name="Calibri" fo:font-size="11pt" style:text-underline-style="none" fo:font-weight="bold" style:font-size-asian="11pt" style:font-weight-asian="bold" style:font-name-complex="Calibri1"/>
    </style:style>
    <style:style style:name="T8" style:family="text">
      <style:text-properties style:font-name="Calibri" fo:font-size="11pt" style:text-underline-style="none" fo:font-weight="bold" style:font-size-asian="11pt" style:font-weight-asian="bold" style:font-name-complex="Calibri1" style:font-weight-complex="bold"/>
    </style:style>
    <style:style style:name="T9" style:family="text">
      <style:text-properties style:font-name="Calibri" fo:font-size="11pt" style:text-underline-style="none" fo:font-weight="normal" style:font-size-asian="11pt" style:font-weight-asian="normal"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Oversmith design document</text:span></text:p>
      <text:p text:style-name="P1"><text:span text:style-name="T2">Overall gameplay</text:span><text:span text:style-name="T3">: Rozgrywka podzielona na dwa aspekty:</text:span></text:p>
      <text:p text:style-name="P1"><text:span text:style-name="T3">-prowadzenie sklepu i sprzedawanie broni</text:span></text:p>
      <text:p text:style-name="P1"><text:span text:style-name="T3">-eksploracja w poszukiwaniu materiałów</text:span></text:p>
      <text:p text:style-name="P1"><text:span text:style-name="T2">Overall art style</text:span><text:span text:style-name="T3">: grafika low poly, ewentualny toon shader</text:span></text:p>
      <text:p text:style-name="P1"><text:span text:style-name="T2">Shop explained</text:span><text:span text:style-name="T3">: Kiedy gracz otwiera sklep jest on otwarty przez 6h IGH (in game hours). Sklep może zostać zamknięty ale gracz ponosi karę finansową</text:span><text:span text:style-name="T4">(???)</text:span><text:span text:style-name="T3">. </text:span></text:p>
      <text:p text:style-name="P1"><text:span text:style-name="T3">Klienci przychodzą ze swoimi zamówieniami, gracz ma do dyspozycji półkę sklepową, gdzie może przygotować bronie na sprzedaż lub robić zamówienia na bierząco. Jeśli gracz nie zdoła wykonać zlecenia klient odchodzi niezadowolony.</text:span></text:p>
      <text:p text:style-name="P1"><text:span text:style-name="T3">W miarę z upływem czasu, klienci będą zamawiać coraz to bardziej skomplikowane przedmioty aby popchnąć graczy do rozbudowania ich kuźni (począwszy od wieśniaków zamawiających gwoździe i podkowy do czarodziejów i epickich bohaterów potrzebujących wyśmienitej broni).</text:span></text:p>
      <text:p text:style-name="P1"><text:span text:style-name="T5">Kuźnia musi mieć jakieś możliwości rozbudowy.</text:span><text:line-break/><text:line-break/><text:span text:style-name="T7">Explo explained: </text:span><text:span text:style-name="T9">jeśli gracz zdecyduje się nie otwierać sklepu może poświęcić swój czas na explorację. Poszczególne lokacje mapy są zamknięte i by gracz mógł je odblokować musi wykonać rozmaite zadania.</text:span></text:p>
      <text:p text:style-name="P1"><text:span text:style-name="T9">Nagrodą za eksplorację ma być dostęp do coraz bardziej zaawansowanych materiałów ale nie tylko. Przykładowo gracz może uzyskać stały dostęp do danego typu materiałów. </text:span></text:p>
      <text:p text:style-name="P1"><text:span text:style-name="T7">Combat</text:span><text:span text:style-name="T9">: gracz może zmierzyć się z różnymi przeciwnikami. Wyzwaniem jest to że nie może on ulepszyć swojej zbroi, jedynie korzystać z lepszego miecza. Combat system będzie raczej prosty, polegający na włączaniu collidera miecza w momencie ataku.</text:span></text:p>
      <text:p text:style-name="P1"/>
      <text:p text:style-name="P1"><text:span text:style-name="T8">Mechanics: </text:span></text:p>
      <text:p text:style-name="P1"><text:span text:style-name="T6">Podnoszenie przedmiotów: oparte na fizyce Rigidbody trzymanie i rzucanie przedmiotami.</text:span></text:p>
      <text:p text:style-name="P1"><text:span text:style-name="T6">Wykonywanie czynności: oparte na colliderach wykonywanie czynności związanych z kuciem lub wydobywaniem</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loext:opacity="0%" style:font-name="Liberation Serif" fo:font-family="'Liberation Serif'" style:font-family-generic="roman" style:font-pitch="variable" fo:font-size="12pt" fo:language="pl" fo:country="PL" style:letter-kerning="true" style:font-name-asian="Arial" style:font-family-asian="Arial"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paragraph-properties fo:margin-top="0cm" fo:margin-bottom="0.247cm" style:contextual-spacing="false" fo:line-height="115%"/>
    </style:style>
    <style:style style:name="Caption" style:family="paragraph" style:parent-style-name="Standard" style:default-outline-level="" style:class="extra">
      <style:paragraph-properties fo:margin-top="0.212cm" fo:margin-bottom="0.212cm" style:contextual-spacing="false"/>
      <style:text-properties style:font-style-complex="italic"/>
    </style:style>
    <style:style style:name="Index" style:family="paragraph" style:parent-style-name="Standard" style:default-outline-level="" style:class="index"/>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25T17:40:26.556000000</dc:date>
    <meta:editing-duration>PT1M11S</meta:editing-duration>
    <meta:editing-cycles>1</meta:editing-cycles>
    <meta:document-statistic meta:table-count="0" meta:image-count="0" meta:object-count="0" meta:page-count="1" meta:paragraph-count="14" meta:word-count="237" meta:character-count="1722" meta:non-whitespace-character-count="1495"/>
    <meta:generator>LibreOffice/7.0.0.3$Windows_X86_64 LibreOffice_project/8061b3e9204bef6b321a21033174034a5e2ea88e</meta:generator>
  </office:meta>
</office:document-meta>
</file>